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language="fr" fo:country="FR" officeooo:rsid="000fdf30" officeooo:paragraph-rsid="000fdf30" style:font-size-asian="13.1000003814697pt" style:font-size-complex="15pt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199cm" style:auto-text-indent="false" style:page-number="auto" fo:background-color="transparent"/>
      <style:text-properties fo:font-size="13pt" fo:language="fr" fo:country="FR" fo:font-weight="bold" officeooo:rsid="000fdf30" officeooo:paragraph-rsid="000fdf30" style:font-size-asian="13pt" style:font-weight-asian="bold" style:font-size-complex="13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font-size="13pt" fo:language="fr" fo:country="FR" fo:font-weight="bold" officeooo:rsid="000fdf30" officeooo:paragraph-rsid="000fdf30" style:font-size-asian="13pt" style:font-weight-asian="bold" style:font-size-complex="13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font-size="11pt" fo:language="fr" fo:country="FR" officeooo:rsid="000fdf30" officeooo:paragraph-rsid="000fdf30" style:font-size-asian="9.60000038146973pt" style:font-size-complex="11pt"/>
    </style:style>
    <style:style style:name="P5" style:family="paragraph" style:parent-style-name="Table_20_Contents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0.106cm"/>
        </style:tab-stops>
      </style:paragraph-properties>
      <style:text-properties fo:font-size="12pt" fo:language="fr" fo:country="FR" officeooo:rsid="001b82f2" officeooo:paragraph-rsid="001b82f2" style:font-size-asian="12pt" style:font-size-complex="12pt"/>
    </style:style>
    <style:style style:name="P6" style:family="paragraph" style:parent-style-name="Table_20_Contents" style:master-page-name="">
      <loext:graphic-properties draw:fill="none"/>
      <style:paragraph-properties fo:margin-left="0cm" fo:margin-right="0cm" fo:text-align="start" style:justify-single-word="false" fo:text-indent="1.101cm" style:auto-text-indent="false" style:page-number="auto" fo:background-color="transparent" text:number-lines="false" text:line-number="0">
        <style:tab-stops>
          <style:tab-stop style:position="0.106cm"/>
        </style:tab-stops>
      </style:paragraph-properties>
      <style:text-properties fo:font-size="13pt" fo:language="fr" fo:country="FR" fo:font-weight="bold" officeooo:rsid="001b82f2" officeooo:paragraph-rsid="001b82f2" style:font-size-asian="11.3500003814697pt" style:font-weight-asian="bold" style:font-size-complex="13pt" style:font-weight-complex="bold"/>
    </style:style>
    <style:style style:name="P7" style:family="paragraph" style:parent-style-name="Standard" style:list-style-name="L1" style:master-page-name="">
      <loext:graphic-properties draw:fill="none"/>
      <style:paragraph-properties fo:margin-left="1.3cm" fo:margin-right="0cm" fo:text-align="start" style:justify-single-word="false" fo:text-indent="1cm" style:auto-text-indent="false" style:page-number="auto" fo:background-color="transparent"/>
      <style:text-properties fo:font-size="12pt" fo:language="fr" fo:country="FR" officeooo:rsid="0013d627" officeooo:paragraph-rsid="0013d627" style:font-size-asian="12pt" style:font-size-complex="12pt"/>
    </style:style>
    <style:style style:name="P8" style:family="paragraph" style:parent-style-name="Standard" style:list-style-name="L1">
      <loext:graphic-properties draw:fill="none"/>
      <style:paragraph-properties fo:margin-left="1.3cm" fo:margin-right="0cm" fo:text-align="start" style:justify-single-word="false" fo:text-indent="1cm" style:auto-text-indent="false" fo:background-color="transparent"/>
      <style:text-properties fo:font-size="12pt" fo:language="fr" fo:country="FR" officeooo:rsid="0013d627" officeooo:paragraph-rsid="0013d627" style:font-size-asian="12pt" style:font-size-complex="12pt"/>
    </style:style>
    <style:style style:name="P9" style:family="paragraph" style:parent-style-name="Standard" style:list-style-name="L1">
      <loext:graphic-properties draw:fill="none"/>
      <style:paragraph-properties fo:margin-left="1.3cm" fo:margin-right="0cm" fo:text-align="start" style:justify-single-word="false" fo:text-indent="1cm" style:auto-text-indent="false" fo:background-color="transparent"/>
      <style:text-properties fo:font-size="12pt" fo:language="fr" fo:country="FR" officeooo:rsid="00157484" officeooo:paragraph-rsid="00157484" style:font-size-asian="12pt" style:font-size-complex="12pt"/>
    </style:style>
    <style:style style:name="P10" style:family="paragraph" style:parent-style-name="Standard" style:list-style-name="L2" style:master-page-name="">
      <loext:graphic-properties draw:fill="none"/>
      <style:paragraph-properties fo:margin-left="2.6cm" fo:margin-right="0cm" fo:text-align="start" style:justify-single-word="false" fo:text-indent="-0.3cm" style:auto-text-indent="false" style:page-number="auto" fo:background-color="transparent">
        <style:tab-stops>
          <style:tab-stop style:position="-0.582cm"/>
        </style:tab-stops>
      </style:paragraph-properties>
      <style:text-properties fo:font-size="12pt" fo:language="fr" fo:country="FR" officeooo:rsid="00157484" officeooo:paragraph-rsid="00157484" style:font-size-asian="10.5pt" style:font-size-complex="12pt"/>
    </style:style>
    <style:style style:name="P11" style:family="paragraph" style:parent-style-name="Standard" style:list-style-name="L2">
      <loext:graphic-properties draw:fill="none"/>
      <style:paragraph-properties fo:margin-left="2.6cm" fo:margin-right="0cm" fo:text-align="start" style:justify-single-word="false" fo:text-indent="-0.3cm" style:auto-text-indent="false" fo:background-color="transparent">
        <style:tab-stops>
          <style:tab-stop style:position="-0.582cm"/>
        </style:tab-stops>
      </style:paragraph-properties>
      <style:text-properties fo:font-size="12pt" fo:language="fr" fo:country="FR" officeooo:rsid="00157484" officeooo:paragraph-rsid="00157484" style:font-size-asian="10.5pt" style:font-size-complex="12pt"/>
    </style:style>
    <style:style style:name="P12" style:family="paragraph" style:parent-style-name="Table_20_Contents" style:list-style-name="L3" style:master-page-name="">
      <loext:graphic-properties draw:fill="none"/>
      <style:paragraph-properties fo:margin-left="2.499cm" fo:margin-right="0cm" fo:text-align="start" style:justify-single-word="false" fo:text-indent="-0.199cm" style:auto-text-indent="false" style:page-number="auto" fo:background-color="transparent"/>
      <style:text-properties fo:font-size="12pt" fo:language="fr" fo:country="FR" officeooo:paragraph-rsid="00176fcc" style:font-size-asian="12pt" style:font-size-complex="12pt"/>
    </style:style>
    <style:style style:name="P13" style:family="paragraph" style:parent-style-name="Table_20_Contents" style:list-style-name="L3" style:master-page-name="">
      <loext:graphic-properties draw:fill="none"/>
      <style:paragraph-properties fo:margin-left="2.499cm" fo:margin-right="0cm" fo:text-align="start" style:justify-single-word="false" fo:text-indent="-0.199cm" style:auto-text-indent="false" style:page-number="auto" fo:background-color="transparent" text:number-lines="false" text:line-number="0"/>
      <style:text-properties fo:font-size="12pt" fo:language="fr" fo:country="FR" officeooo:rsid="001adfa6" officeooo:paragraph-rsid="001adfa6" style:font-size-asian="12pt" style:font-size-complex="12pt"/>
    </style:style>
    <style:style style:name="P14" style:family="paragraph" style:parent-style-name="Table_20_Contents" style:list-style-name="L3">
      <loext:graphic-properties draw:fill="none"/>
      <style:paragraph-properties fo:margin-left="2.499cm" fo:margin-right="0cm" fo:text-align="start" style:justify-single-word="false" fo:text-indent="-0.199cm" style:auto-text-indent="false" fo:background-color="transparent"/>
      <style:text-properties fo:font-size="12pt" fo:language="fr" fo:country="FR" officeooo:rsid="00176fcc" officeooo:paragraph-rsid="00176fcc" style:font-size-asian="12pt" style:font-size-complex="12pt"/>
    </style:style>
    <style:style style:name="P15" style:family="paragraph" style:parent-style-name="Table_20_Contents" style:list-style-name="L3">
      <loext:graphic-properties draw:fill="none"/>
      <style:paragraph-properties fo:margin-left="2.499cm" fo:margin-right="0cm" fo:text-align="start" style:justify-single-word="false" fo:text-indent="-0.199cm" style:auto-text-indent="false" fo:background-color="transparent"/>
      <style:text-properties fo:font-size="12pt" fo:language="fr" fo:country="FR" officeooo:rsid="0018f756" officeooo:paragraph-rsid="0018f756" style:font-size-asian="12pt" style:font-size-complex="12pt"/>
    </style:style>
    <style:style style:name="P16" style:family="paragraph" style:parent-style-name="Table_20_Contents" style:list-style-name="L3" style:master-page-name="">
      <loext:graphic-properties draw:fill="none"/>
      <style:paragraph-properties fo:margin-left="3.099cm" fo:margin-right="0cm" fo:text-align="start" style:justify-single-word="false" fo:text-indent="-0.101cm" style:auto-text-indent="false" style:page-number="auto" fo:background-color="transparent" text:number-lines="false" text:line-number="0"/>
      <style:text-properties fo:font-size="12pt" fo:language="fr" fo:country="FR" officeooo:rsid="0018f756" officeooo:paragraph-rsid="0018f756" style:font-size-asian="12pt" style:font-size-complex="12pt"/>
    </style:style>
    <style:style style:name="P17" style:family="paragraph" style:parent-style-name="Table_20_Contents" style:list-style-name="L3">
      <loext:graphic-properties draw:fill="none"/>
      <style:paragraph-properties fo:margin-left="3.099cm" fo:margin-right="0cm" fo:text-align="start" style:justify-single-word="false" fo:text-indent="-0.101cm" style:auto-text-indent="false" fo:background-color="transparent" text:number-lines="false" text:line-number="0"/>
      <style:text-properties fo:font-size="12pt" fo:language="fr" fo:country="FR" officeooo:rsid="0018f756" officeooo:paragraph-rsid="0018f756" style:font-size-asian="12pt" style:font-size-complex="12pt"/>
    </style:style>
    <style:style style:name="P18" style:family="paragraph" style:parent-style-name="Table_20_Contents" style:list-style-name="L3" style:master-page-name="">
      <loext:graphic-properties draw:fill="none"/>
      <style:paragraph-properties fo:margin-left="2.499cm" fo:margin-right="0cm" fo:text-align="start" style:justify-single-word="false" fo:text-indent="0.6cm" style:auto-text-indent="false" style:page-number="auto" fo:background-color="transparent" text:number-lines="false" text:line-number="0"/>
      <style:text-properties fo:font-size="12pt" fo:language="fr" fo:country="FR" officeooo:rsid="001adfa6" officeooo:paragraph-rsid="001adfa6" style:font-size-asian="12pt" style:font-size-complex="12pt"/>
    </style:style>
    <style:style style:name="P19" style:family="paragraph" style:parent-style-name="Table_20_Contents" style:list-style-name="L3">
      <loext:graphic-properties draw:fill="none"/>
      <style:paragraph-properties fo:margin-left="2.499cm" fo:margin-right="0cm" fo:text-align="start" style:justify-single-word="false" fo:text-indent="0.6cm" style:auto-text-indent="false" fo:background-color="transparent" text:number-lines="false" text:line-number="0"/>
      <style:text-properties fo:font-size="12pt" fo:language="fr" fo:country="FR" officeooo:rsid="001adfa6" officeooo:paragraph-rsid="001adfa6" style:font-size-asian="12pt" style:font-size-complex="12pt"/>
    </style:style>
    <style:style style:name="P20" style:family="paragraph" style:parent-style-name="Table_20_Contents" style:list-style-name="L4" style:master-page-name="">
      <loext:graphic-properties draw:fill="none"/>
      <style:paragraph-properties fo:margin-left="1.3cm" fo:margin-right="0cm" fo:text-align="start" style:justify-single-word="false" fo:text-indent="0.9cm" style:auto-text-indent="false" style:page-number="auto" fo:background-color="transparent" text:number-lines="false" text:line-number="0">
        <style:tab-stops>
          <style:tab-stop style:position="0.106cm"/>
        </style:tab-stops>
      </style:paragraph-properties>
      <style:text-properties fo:font-size="12pt" fo:language="fr" fo:country="FR" officeooo:rsid="001dd3f9" officeooo:paragraph-rsid="001dd3f9" style:font-size-asian="10.5pt" style:font-size-complex="12pt"/>
    </style:style>
    <style:style style:name="P21" style:family="paragraph" style:parent-style-name="Table_20_Contents" style:list-style-name="L4">
      <loext:graphic-properties draw:fill="none"/>
      <style:paragraph-properties fo:margin-left="1.3cm" fo:margin-right="0cm" fo:text-align="start" style:justify-single-word="false" fo:text-indent="0.9cm" style:auto-text-indent="false" fo:background-color="transparent" text:number-lines="false" text:line-number="0">
        <style:tab-stops>
          <style:tab-stop style:position="0.106cm"/>
        </style:tab-stops>
      </style:paragraph-properties>
      <style:text-properties fo:font-size="12pt" fo:language="fr" fo:country="FR" officeooo:rsid="001dd3f9" officeooo:paragraph-rsid="001dd3f9" style:font-size-asian="10.5pt" style:font-size-complex="12pt"/>
    </style:style>
    <style:style style:name="T1" style:family="text">
      <style:text-properties officeooo:rsid="0010e02f"/>
    </style:style>
    <style:style style:name="T2" style:family="text">
      <style:text-properties officeooo:rsid="0012da2d"/>
    </style:style>
    <style:style style:name="T3" style:family="text">
      <style:text-properties officeooo:rsid="0015023b"/>
    </style:style>
    <style:style style:name="T4" style:family="text">
      <style:text-properties officeooo:rsid="00157484"/>
    </style:style>
    <style:style style:name="T5" style:family="text">
      <style:text-properties officeooo:rsid="001fea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ap PA <text:span text:style-name="T2">Cuisinier</text:span></text:p>
      <text:p text:style-name="P2"><text:span text:style-name="T1">I. </text:span><text:span text:style-name="T3">Ton rôle :</text:span></text:p>
      <text:list xml:id="list3573391315" text:style-name="L1">
        <text:list-item>
          <text:p text:style-name="P7">Préparer les menus de tout le week-end, ils doivent être envoy<text:span text:style-name="T3">é</text:span> une semaine avant</text:p>
        </text:list-item>
        <text:list-item>
          <text:p text:style-name="P8">F<text:span text:style-name="T4">aire le feu, bien anticiper, faire du feu peux prendre beaucoup de temps</text:span></text:p>
        </text:list-item>
        <text:list-item>
          <text:p text:style-name="P9">Faire la cuisine</text:p>
        </text:list-item>
        <text:list-item>
          <text:p text:style-name="P9">Gérer la vaisselle</text:p>
        </text:list-item>
      </text:list>
      <text:p text:style-name="P4"/>
      <text:p text:style-name="P3"><text:span text:style-name="T1">II. </text:span>Préparation Camp :</text:p>
      <text:list xml:id="list3258984538" text:style-name="L2">
        <text:list-item>
          <text:p text:style-name="P10">Préparer le Concours Cuisine, bien le faire au moins une fois chez soi</text:p>
        </text:list-item>
        <text:list-item>
          <text:p text:style-name="P11">Préparer, avec le Pionnier, les plans du coin cuisine</text:p>
        </text:list-item>
      </text:list>
      <text:p text:style-name="P3"><text:span text:style-name="T5">III</text:span><text:span text:style-name="T1">. </text:span>Matos de Patrouille :</text:p>
      <text:list xml:id="list1112251478" text:style-name="L3">
        <text:list-item>
          <text:p text:style-name="P12">Couvercle</text:p>
        </text:list-item>
        <text:list-item>
          <text:p text:style-name="P14">Peck</text:p>
        </text:list-item>
        <text:list-item>
          <text:p text:style-name="P14">Savon Noir</text:p>
        </text:list-item>
        <text:list-item>
          <text:p text:style-name="P14">Manique</text:p>
        </text:list-item>
        <text:list-item>
          <text:p text:style-name="P14">Caisse</text:p>
        </text:list-item>
        <text:list-item>
          <text:p text:style-name="P14">Grosse Gamelle</text:p>
        </text:list-item>
        <text:list-item>
          <text:p text:style-name="P14">Poêle</text:p>
        </text:list-item>
        <text:list-item>
          <text:p text:style-name="P14">Casserole</text:p>
        </text:list-item>
        <text:list-item>
          <text:p text:style-name="P14">Passoire</text:p>
        </text:list-item>
        <text:list-item>
          <text:p text:style-name="P14">Couteau</text:p>
        </text:list-item>
        <text:list-item>
          <text:p text:style-name="P14">Économe</text:p>
        </text:list-item>
        <text:list-item>
          <text:p text:style-name="P14">Ustensiles de cuisine</text:p>
        </text:list-item>
        <text:list-item>
          <text:p text:style-name="P15">Grilles BBQ</text:p>
        </text:list-item>
        <text:list-item>
          <text:p text:style-name="P15">Éponges</text:p>
        </text:list-item>
        <text:list-item>
          <text:p text:style-name="P15">Pailles de fer</text:p>
        </text:list-item>
        <text:list-item>
          <text:p text:style-name="P15">Bouteille de Gaz</text:p>
        </text:list-item>
        <text:list-item>
          <text:p text:style-name="P15">Réchaud</text:p>
        </text:list-item>
        <text:list-item>
          <text:p text:style-name="P15">Matériel de Con Cu :</text:p>
          <text:list>
            <text:list-item>
              <text:p text:style-name="P16">Nappe</text:p>
            </text:list-item>
            <text:list-item>
              <text:p text:style-name="P16">Four</text:p>
            </text:list-item>
            <text:list-item>
              <text:p text:style-name="P16">« Argenterie »</text:p>
            </text:list-item>
            <text:list-item>
              <text:p text:style-name="P17">Beau Plat</text:p>
            </text:list-item>
          </text:list>
        </text:list-item>
        <text:list-item>
          <text:p text:style-name="P13">Mallette à Épices :</text:p>
          <text:list>
            <text:list-item>
              <text:p text:style-name="P18">Curry</text:p>
            </text:list-item>
            <text:list-item>
              <text:p text:style-name="P19">Paprika</text:p>
            </text:list-item>
            <text:list-item>
              <text:p text:style-name="P19">Cannelle</text:p>
            </text:list-item>
            <text:list-item>
              <text:p text:style-name="P19">Sel</text:p>
            </text:list-item>
            <text:list-item>
              <text:p text:style-name="P19">Poivre</text:p>
            </text:list-item>
            <text:list-item>
              <text:p text:style-name="P19">Cumin</text:p>
            </text:list-item>
            <text:list-item>
              <text:p text:style-name="P19">Menthe</text:p>
            </text:list-item>
            <text:list-item>
              <text:p text:style-name="P19">Herbe de Provence</text:p>
            </text:list-item>
            <text:list-item>
              <text:p text:style-name="P19">Piment</text:p>
            </text:list-item>
          </text:list>
        </text:list-item>
      </text:list>
      <text:p text:style-name="P5"/>
      <text:p text:style-name="P6"><text:span text:style-name="T5">I</text:span>V. Les Différents Types de feu :</text:p>
      <text:list xml:id="list600064177" text:style-name="L4">
        <text:list-item>
          <text:p text:style-name="P20">Tipi</text:p>
        </text:list-item>
        <text:list-item>
          <text:p text:style-name="P21">Pyramide</text:p>
        </text:list-item>
        <text:list-item>
          <text:p text:style-name="P21">Polynésien</text:p>
        </text:list-item>
        <text:list-item>
          <text:p text:style-name="P21">Feu en étoil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4T10:37:58.412144582</meta:creation-date>
    <dc:date>2021-06-24T11:35:28.046741275</dc:date>
    <meta:editing-duration>PT46M2S</meta:editing-duration>
    <meta:editing-cycles>14</meta:editing-cycles>
    <meta:generator>LibreOffice/7.0.4.2$Linux_X86_64 LibreOffice_project/00$Build-2</meta:generator>
    <meta:document-statistic meta:table-count="0" meta:image-count="0" meta:object-count="0" meta:page-count="1" meta:paragraph-count="47" meta:word-count="179" meta:character-count="796" meta:non-whitespace-character-count="706"/>
  </office:meta>
</office:document-meta>
</file>